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P1" style:parent-style-name="Normá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ál" style:family="paragraph">
      <style:text-properties style:font-name="Times New Roman" fo:font-size="12pt" style:font-size-asian="12pt" style:font-size-complex="12pt"/>
    </style:style>
    <style:style style:name="P3" style:parent-style-name="Normál" style:family="paragraph">
      <style:text-properties style:font-name="Times New Roman" fo:font-size="12pt" style:font-size-asian="12pt" style:font-size-complex="12pt"/>
    </style:style>
    <style:style style:name="P4" style:parent-style-name="Normál" style:family="paragraph">
      <style:text-properties style:font-name="Times New Roman" fo:font-size="12pt" style:font-size-asian="12pt" style:font-size-complex="12pt"/>
    </style:style>
    <style:style style:name="P5" style:parent-style-name="Normál" style:family="paragraph">
      <style:text-properties style:font-name="Times New Roman" fo:font-size="12pt" style:font-size-asian="12pt" style:font-size-complex="12pt"/>
    </style:style>
    <style:style style:name="P6" style:parent-style-name="Normál" style:family="paragraph">
      <style:text-properties style:font-name="Times New Roman" fo:font-size="12pt" style:font-size-asian="12pt" style:font-size-complex="12pt"/>
    </style:style>
    <style:style style:name="P7" style:parent-style-name="Normál" style:family="paragraph">
      <style:text-properties style:font-name="Times New Roman" fo:font-size="12pt" style:font-size-asian="12pt" style:font-size-complex="12pt"/>
    </style:style>
    <style:style style:name="P8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9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0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1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2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3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4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5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6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7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8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19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20" style:parent-style-name="Normál" style:family="paragraph">
      <style:text-properties style:font-name="Times New Roman" fo:font-size="12pt" style:font-size-asian="12pt" style:font-size-complex="12pt"/>
    </style:style>
    <style:style style:name="P21" style:parent-style-name="Normál" style:family="paragraph">
      <style:text-properties style:font-name="Times New Roman" fo:font-size="12pt" style:font-size-asian="12pt" style:font-size-complex="12pt"/>
    </style:style>
    <style:style style:name="P22" style:parent-style-name="Normál" style:family="paragraph">
      <style:text-properties style:font-name="Times New Roman" fo:font-size="12pt" style:font-size-asian="12pt" style:font-size-complex="12pt"/>
    </style:style>
    <style:style style:name="P23" style:parent-style-name="Normál" style:family="paragraph">
      <style:text-properties style:font-name="Times New Roman" fo:font-size="12pt" style:font-size-asian="12pt" style:font-size-complex="12pt"/>
    </style:style>
    <style:style style:name="P24" style:parent-style-name="Normál" style:family="paragraph">
      <style:text-properties style:font-name="Times New Roman" fo:font-size="12pt" style:font-size-asian="12pt" style:font-size-complex="12pt"/>
    </style:style>
    <style:style style:name="P25" style:parent-style-name="Normál" style:family="paragraph">
      <style:text-properties style:font-name="Times New Roman" fo:font-size="12pt" style:font-size-asian="12pt" style:font-size-complex="12pt"/>
    </style:style>
    <style:style style:name="P26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27" style:parent-style-name="Normál" style:family="paragraph">
      <style:text-properties style:font-name="Times New Roman" fo:font-size="12pt" style:font-size-asian="12pt" style:font-size-complex="12pt"/>
    </style:style>
    <style:style style:name="P28" style:parent-style-name="Normál" style:family="paragraph">
      <style:text-properties style:font-name="Times New Roman" fo:font-size="12pt" style:font-size-asian="12pt" style:font-size-complex="12pt"/>
    </style:style>
    <style:style style:name="T29" style:parent-style-name="Bekezdésalapbetűtípusa" style:family="text">
      <style:text-properties style:font-name="Times New Roman" fo:font-size="12pt" style:font-size-asian="12pt" style:font-size-complex="12pt"/>
    </style:style>
    <style:style style:name="T30" style:parent-style-name="Bekezdésalapbetűtípusa" style:family="text">
      <style:text-properties style:font-name="Times New Roman" fo:font-size="12pt" style:font-size-asian="12pt" style:font-size-complex="12pt"/>
    </style:style>
    <style:style style:name="T31" style:parent-style-name="Bekezdésalapbetűtípusa" style:family="text">
      <style:text-properties style:font-name="Times New Roman" fo:font-size="12pt" style:font-size-asian="12pt" style:font-size-complex="12pt"/>
    </style:style>
    <style:style style:name="P32" style:parent-style-name="Normál" style:family="paragraph">
      <style:text-properties style:font-name="Times New Roman" fo:font-size="12pt" style:font-size-asian="12pt" style:font-size-complex="12pt"/>
    </style:style>
    <style:style style:name="P33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T34" style:parent-style-name="Bekezdésalapbetűtípusa" style:family="text">
      <style:text-properties style:font-name="Times New Roman" fo:font-size="12pt" style:font-size-asian="12pt" style:font-size-complex="12pt"/>
    </style:style>
    <style:style style:name="T35" style:parent-style-name="Bekezdésalapbetűtípusa" style:family="text">
      <style:text-properties style:font-name="Times New Roman" fo:font-size="12pt" style:font-size-asian="12pt" style:font-size-complex="12pt"/>
    </style:style>
    <style:style style:name="P36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T37" style:parent-style-name="Bekezdésalapbetűtípusa" style:family="text">
      <style:text-properties style:font-name="Times New Roman" fo:font-size="12pt" style:font-size-asian="12pt" style:font-size-complex="12pt"/>
    </style:style>
    <style:style style:name="T38" style:parent-style-name="Bekezdésalapbetűtípusa" style:family="text">
      <style:text-properties style:font-name="Times New Roman" fo:font-size="12pt" style:font-size-asian="12pt" style:font-size-complex="12pt"/>
    </style:style>
    <style:style style:name="T39" style:parent-style-name="Bekezdésalapbetűtípusa" style:family="text">
      <style:text-properties style:font-name="Times New Roman" fo:font-size="12pt" style:font-size-asian="12pt" style:font-size-complex="12pt"/>
    </style:style>
    <style:style style:name="T40" style:parent-style-name="Bekezdésalapbetűtípusa" style:family="text">
      <style:text-properties style:font-name="Times New Roman" fo:font-size="12pt" style:font-size-asian="12pt" style:font-size-complex="12pt"/>
    </style:style>
    <style:style style:name="P41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42" style:parent-style-name="Normál" style:family="paragraph">
      <style:text-properties style:font-name="Times New Roman" fo:font-size="12pt" style:font-size-asian="12pt" style:font-size-complex="12pt"/>
    </style:style>
    <style:style style:name="T43" style:parent-style-name="Bekezdésalapbetűtípusa" style:family="text">
      <style:text-properties style:font-name="Times New Roman" fo:font-size="12pt" style:font-size-asian="12pt" style:font-size-complex="12pt"/>
    </style:style>
    <style:style style:name="T44" style:parent-style-name="Bekezdésalapbetűtípusa" style:family="text">
      <style:text-properties style:font-name="Times New Roman" fo:font-size="12pt" style:font-size-asian="12pt" style:font-size-complex="12pt"/>
    </style:style>
    <style:style style:name="T45" style:parent-style-name="Bekezdésalapbetűtípusa" style:family="text">
      <style:text-properties style:font-name="Times New Roman" fo:font-size="12pt" style:font-size-asian="12pt" style:font-size-complex="12pt"/>
    </style:style>
    <style:style style:name="T46" style:parent-style-name="Bekezdésalapbetűtípusa" style:family="text">
      <style:text-properties style:font-name="Times New Roman" fo:font-size="12pt" style:font-size-asian="12pt" style:font-size-complex="12pt"/>
    </style:style>
    <style:style style:name="T47" style:parent-style-name="Bekezdésalapbetűtípusa" style:family="text">
      <style:text-properties style:font-name="Times New Roman" fo:font-size="12pt" style:font-size-asian="12pt" style:font-size-complex="12pt"/>
    </style:style>
    <style:style style:name="P48" style:parent-style-name="Normál" style:family="paragraph">
      <style:text-properties style:font-name="Times New Roman" fo:font-size="12pt" style:font-size-asian="12pt" style:font-size-complex="12pt"/>
    </style:style>
    <style:style style:name="P49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50" style:parent-style-name="Normál" style:family="paragraph">
      <style:text-properties style:font-name="Times New Roman" fo:font-size="12pt" style:font-size-asian="12pt" style:font-size-complex="12pt"/>
    </style:style>
    <style:style style:name="P51" style:parent-style-name="Normál" style:family="paragraph">
      <style:text-properties style:font-name="Times New Roman" fo:font-size="12pt" style:font-size-asian="12pt" style:font-size-complex="12pt"/>
    </style:style>
    <style:style style:name="P52" style:parent-style-name="Normál" style:family="paragraph">
      <style:text-properties style:font-name="Times New Roman" fo:font-size="12pt" style:font-size-asian="12pt" style:font-size-complex="12pt"/>
    </style:style>
    <style:style style:name="P53" style:parent-style-name="Normál" style:family="paragraph">
      <style:text-properties style:font-name="Times New Roman" fo:font-size="12pt" style:font-size-asian="12pt" style:font-size-complex="12pt"/>
    </style:style>
    <style:style style:name="P54" style:parent-style-name="Normál" style:family="paragraph">
      <style:text-properties style:font-name="Times New Roman" fo:font-size="12pt" style:font-size-asian="12pt" style:font-size-complex="12pt"/>
    </style:style>
    <style:style style:name="P55" style:parent-style-name="Normál" style:family="paragraph">
      <style:text-properties style:font-name="Times New Roman" fo:font-size="12pt" style:font-size-asian="12pt" style:font-size-complex="12pt"/>
    </style:style>
    <style:style style:name="P56" style:parent-style-name="Normál" style:family="paragraph">
      <style:text-properties style:font-name="Times New Roman" fo:font-size="12pt" style:font-size-asian="12pt" style:font-size-complex="12pt"/>
    </style:style>
    <style:style style:name="P57" style:parent-style-name="Normál" style:family="paragraph">
      <style:text-properties style:font-name="Times New Roman" fo:font-size="12pt" style:font-size-asian="12pt" style:font-size-complex="12pt"/>
    </style:style>
    <style:style style:name="P58" style:parent-style-name="Normál" style:family="paragraph">
      <style:text-properties style:font-name="Times New Roman" fo:font-size="12pt" style:font-size-asian="12pt" style:font-size-complex="12pt"/>
    </style:style>
    <style:style style:name="P59" style:parent-style-name="Normál" style:family="paragraph">
      <style:text-properties style:font-name="Times New Roman" fo:font-size="12pt" style:font-size-asian="12pt" style:font-size-complex="12pt"/>
    </style:style>
    <style:style style:name="P60" style:parent-style-name="Normál" style:family="paragraph">
      <style:text-properties style:font-name="Times New Roman" fo:font-size="12pt" style:font-size-asian="12pt" style:font-size-complex="12pt"/>
    </style:style>
    <style:style style:name="P61" style:parent-style-name="Normál" style:family="paragraph">
      <style:text-properties style:font-name="Times New Roman" fo:font-size="12pt" style:font-size-asian="12pt" style:font-size-complex="12pt"/>
    </style:style>
    <style:style style:name="P62" style:parent-style-name="Normál" style:family="paragraph">
      <style:text-properties style:font-name="Times New Roman" fo:font-size="12pt" style:font-size-asian="12pt" style:font-size-complex="12pt"/>
    </style:style>
    <style:style style:name="P63" style:parent-style-name="Normál" style:family="paragraph">
      <style:text-properties style:font-name="Times New Roman" fo:font-size="12pt" style:font-size-asian="12pt" style:font-size-complex="12pt"/>
    </style:style>
    <style:style style:name="P64" style:parent-style-name="Normál" style:family="paragraph">
      <style:text-properties style:font-name="Times New Roman" fo:font-size="12pt" style:font-size-asian="12pt" style:font-size-complex="12pt"/>
    </style:style>
    <style:style style:name="P65" style:parent-style-name="Normál" style:family="paragraph">
      <style:text-properties style:font-name="Times New Roman" fo:font-size="12pt" style:font-size-asian="12pt" style:font-size-complex="12pt"/>
    </style:style>
    <style:style style:name="P66" style:parent-style-name="Normál" style:family="paragraph">
      <style:text-properties style:font-name="Times New Roman" fo:font-size="12pt" style:font-size-asian="12pt" style:font-size-complex="12pt"/>
    </style:style>
    <style:style style:name="P67" style:parent-style-name="Normál" style:family="paragraph">
      <style:text-properties style:font-name="Times New Roman" fo:font-size="12pt" style:font-size-asian="12pt" style:font-size-complex="12pt"/>
    </style:style>
    <style:style style:name="P68" style:parent-style-name="Normál" style:family="paragraph">
      <style:text-properties style:font-name="Times New Roman" fo:font-size="12pt" style:font-size-asian="12pt" style:font-size-complex="12pt"/>
    </style:style>
    <style:style style:name="P69" style:parent-style-name="Normál" style:family="paragraph">
      <style:text-properties style:font-name="Times New Roman" fo:font-size="12pt" style:font-size-asian="12pt" style:font-size-complex="12pt"/>
    </style:style>
    <style:style style:name="P70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71" style:parent-style-name="Normál" style:family="paragraph">
      <style:text-properties style:font-name="Times New Roman" fo:font-size="12pt" style:font-size-asian="12pt" style:font-size-complex="12pt"/>
    </style:style>
    <style:style style:name="P72" style:parent-style-name="Normál" style:family="paragraph">
      <style:text-properties style:font-name="Times New Roman" fo:font-size="12pt" style:font-size-asian="12pt" style:font-size-complex="12pt"/>
    </style:style>
    <style:style style:name="P73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T74" style:parent-style-name="Bekezdésalapbetűtípusa" style:family="text">
      <style:text-properties style:font-name="Times New Roman" fo:font-size="12pt" style:font-size-asian="12pt" style:font-size-complex="12pt"/>
    </style:style>
    <style:style style:name="T75" style:parent-style-name="Bekezdésalapbetűtípusa" style:family="text">
      <style:text-properties style:font-name="Times New Roman" fo:font-size="12pt" style:font-size-asian="12pt" style:font-size-complex="12pt"/>
    </style:style>
    <style:style style:name="P76" style:parent-style-name="Normál" style:list-style-name="LFO1" style:family="paragraph">
      <style:text-properties style:font-name="Times New Roman" fo:font-size="12pt" style:font-size-asian="12pt" style:font-size-complex="12pt"/>
    </style:style>
    <style:style style:name="P77" style:parent-style-name="Normál" style:family="paragraph">
      <style:text-properties style:font-name="Times New Roman" fo:font-size="12pt" style:font-size-asian="12pt" style:font-size-complex="12pt"/>
    </style:style>
    <style:style style:name="T78" style:parent-style-name="Bekezdésalapbetűtípusa" style:family="text">
      <style:text-properties style:font-name="Times New Roman" fo:font-size="12pt" style:font-size-asian="12pt" style:font-size-complex="12pt"/>
    </style:style>
    <style:style style:name="T79" style:parent-style-name="Bekezdésalapbetűtípusa" style:family="text">
      <style:text-properties style:font-name="Times New Roman" fo:font-size="12pt" style:font-size-asian="12pt" style:font-size-complex="12pt"/>
    </style:style>
    <style:style style:name="T80" style:parent-style-name="Bekezdésalapbetűtípusa" style:family="text">
      <style:text-properties style:font-name="Times New Roman" fo:font-size="12pt" style:font-size-asian="12pt" style:font-size-complex="12pt"/>
    </style:style>
    <style:style style:name="P81" style:parent-style-name="Listaszerűbekezdés" style:list-style-name="LFO1" style:family="paragraph">
      <style:text-properties style:font-name="Times New Roman" fo:font-size="12pt" style:font-size-asian="12pt" style:font-size-complex="12pt"/>
    </style:style>
    <style:style style:name="P82" style:parent-style-name="Normál" style:family="paragraph">
      <style:text-properties style:font-name="Times New Roman" fo:font-size="12pt" style:font-size-asian="12pt" style:font-size-complex="12pt"/>
    </style:style>
    <style:style style:name="P83" style:parent-style-name="Normál" style:family="paragraph">
      <style:text-properties style:font-name="Times New Roman" fo:font-size="12pt" style:font-size-asian="12pt" style:font-size-complex="12pt"/>
    </style:style>
    <style:style style:name="P84" style:parent-style-name="Normál" style:family="paragraph">
      <style:text-properties style:font-name="Times New Roman" fo:font-size="12pt" style:font-size-asian="12pt" style:font-size-complex="12pt"/>
    </style:style>
    <style:style style:name="P85" style:parent-style-name="Normál" style:family="paragraph">
      <style:text-properties style:font-name="Times New Roman" fo:font-size="12pt" style:font-size-asian="12pt" style:font-size-complex="12pt"/>
    </style:style>
    <style:style style:name="P86" style:parent-style-name="Normá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Slingár Réka vagyok, gyógytornász – fizioterapeuta.<text:s/></text:p>
      <text:p text:style-name="P2">2018- ban végeztem az alapképzést és 2020-ban a mesterképzést a Szegedi Tudományegyetemen.<text:s/></text:p>
      <text:p text:style-name="P3">2018- <text:s/>2021- ig <text:s/>a <text:s/>Semmelweis Egyetem<text:s/><text:s/>Városmajori Szív és Érgyógyászati Klinikán dolgoztam gyógytornászként, 2021 – óta a Semmelweis Egyetem Szakrendelő Intézet Vezető Gyógytornásza vagyok.</text:p>
      <text:p text:style-name="P4">A mozgás kiskorom óta fontos része volt az életemnek. Emiatt is választottam olyan munkát, ahol amellett, hogy segíthetek más emberek életminőségének javításában és céljainak elérésében, továbbíthatom a mozgás iránti szeretettemet és az egészséges életmódbeli szemléletemet.</text:p>
      <text:p text:style-name="P5">Gyógytornászként szakterületem a mozgásszervi betegségek, műtét utáni rehabilitáció,<text:s/>preventív jellegű egészségfejlesztése és szívinfarktus utáni rehabilitáció.</text:p>
      <text:p text:style-name="P6">Fontosnak tartom, hogy a tornáim jó hangulatban teljenek és a pácienseknek sikerüljön kikapcsolniuk a foglalkozások során, hogy lelki feltöltődésben is tudjanak részesülni, mivel<text:s/>én úgy valóm, hogy ép testben ép lélek és ez fordítva is igaz, így véleményem szerint ezen összhangra egy gyógyulási folyamatban oda kell figyelni.</text:p>
      <text:p text:style-name="P7">Továbbképzéseim:<text:s/></text:p>
      <text:list text:style-name="LFO1" text:continue-numbering="true">
        <text:list-item>
          <text:p text:style-name="P8">Gyógytornász Msc</text:p>
        </text:list-item>
        <text:list-item>
          <text:p text:style-name="P9">Fitmummy posztnatalis tréner</text:p>
        </text:list-item>
        <text:list-item>
          <text:p text:style-name="P10">Fitmummy prenatalis tréner</text:p>
        </text:list-item>
        <text:list-item>
          <text:p text:style-name="P11">3D Dinamikus Jóga<text:s/>oktató</text:p>
        </text:list-item>
        <text:list-item>
          <text:p text:style-name="P12">McKenzie Part A –The lumbal Spine<text:s/></text:p>
        </text:list-item>
        <text:list-item>
          <text:p text:style-name="P13">Manuális fasciakezelési technika</text:p>
        </text:list-item>
        <text:list-item>
          <text:p text:style-name="P14">FDM1,FDM2, FDM3 technikái</text:p>
        </text:list-item>
        <text:list-item>
          <text:p text:style-name="P15">Kinesio Tape kezelési technika</text:p>
        </text:list-item>
        <text:list-item>
          <text:p text:style-name="P16">Flossing szalag kezelési technika</text:p>
        </text:list-item>
        <text:list-item>
          <text:p text:style-name="P17">SMR henger kezelési technika</text:p>
        </text:list-item>
        <text:list-item>
          <text:p text:style-name="P18">Bosu kezelési technika</text:p>
        </text:list-item>
        <text:list-item>
          <text:p text:style-name="P19">Svédmasszőr és Reflexzónás talpmasszőr</text:p>
        </text:list-item>
      </text:list>
      <text:p text:style-name="P20"/>
      <text:soft-page-break/>
      <text:p text:style-name="P21">Igyekszem folyamatosan fejleszteni tudásomat, hogy minél több módszerrel tehessek azért, hogy Pácinseim egyre jobban legyenek!</text:p>
      <text:p text:style-name="P22"/>
      <text:p text:style-name="P23">Köszönöm, ha megtiszteltek bizalmatokkal!</text:p>
      <text:p text:style-name="P24"/>
      <text:p text:style-name="P25"/>
      <text:list text:style-name="LFO1" text:continue-numbering="true">
        <text:list-item>
          <text:p text:style-name="P26">Fitmummy posztnatalis tréner</text:p>
        </text:list-item>
      </text:list>
      <text:p text:style-name="P27"/>
      <text:p text:style-name="P28">Nagyon sok kismamában merül fel a kérdés,</text:p>
      <text:p text:style-name="Normál"><text:span text:style-name="T29">hogy vajon a növekvő pocakkal milyen mozgásprogramban vehet részt, ami biztoságos számára és a növekvő babaája számára is.</text:span><text:s/><text:span text:style-name="T30">Ha minden rendben van veled és <text:s/>a babával is akkor folyamatos orvosi kontrol mellett nem is tehetnél jobban mint, hogy aktív maradsz és mozogsz.</text:span><text:s/><text:span text:style-name="T31">Almasy Csilla gyógytornász által kifejlesztette Fitmummy prenatális térning biztonságos mozgás lehetőséget ad a kismamák számára</text:span></text:p>
      <text:p text:style-name="P32"/>
      <text:list text:style-name="LFO1" text:continue-numbering="true">
        <text:list-item>
          <text:p text:style-name="P33">Fitmummy prenatalis tréner</text:p>
        </text:list-item>
      </text:list>
      <text:p text:style-name="Normál"><text:span text:style-name="T34">A várandósság és szülés során rengeteg változáson megy át az édesanya teste, épp ezért nagyon fontos, hogy már a gyermekágyi időszakban elkezdjük a szakszerű és biztonságos regenerációt.</text:span><text:s/><text:span text:style-name="T35">Almasy Csilla gyógytornász által kifejlesztette Fitmummy postnatális térning biztonságos, feljődést és regenerációt ad a gyermekágyi időszakban.</text:span></text:p>
      <text:list text:style-name="LFO1" text:continue-numbering="true">
        <text:list-item>
          <text:p text:style-name="P36">3D Dinamikus Jóga oktató</text:p>
        </text:list-item>
      </text:list>
      <text:p text:style-name="Normál"><text:span text:style-name="T37">3D jóga rendkivíűl tudatosan összeállított, áramlásszerűen végzett gyakorlat sorokból áll.</text:span><text:s/><text:span text:style-name="T38">Teljes testedzés, fókuszban a gerincel</text:span><text:span text:style-name="T39">.</text:span><text:s/><text:span text:style-name="T40">3D Jóga gyakorlatok tökéletesen alkalmassak a gerinc karbantartására,rossz tartásból, ülő munkából adódó fájdalmak megszűntetésére</text:span></text:p>
      <text:list text:style-name="LFO1" text:continue-numbering="true">
        <text:list-item>
          <text:p text:style-name="P41">McKenzie Part A –The lumbal Spine<text:s/></text:p>
        </text:list-item>
      </text:list>
      <text:p text:style-name="P42"/>
      <text:p text:style-name="Normál"><text:span text:style-name="T43">A McKenzie terápia a porckorongsérv illetve a gerinc egyéb degeneratív betegségeinek speciális vizsgálati és kezelési módszere, mely kifejezetten az orvosok és a gyógytornászok hatáskörébe tartozik</text:span><text:span text:style-name="T44">.</text:span><text:s/><text:span text:style-name="T45">A McKenzie módszer a gerinc különböző szakaszainak (nyak, hát, derék) speciális vizsgálatával és kezelésével foglalkozik. A kezelés célja a nyomás alatt lévő ideggyök felszabadítása</text:span><text:span text:style-name="T46">.</text:span><text:s/><text:span text:style-name="T47">A McKenzie torna hatására a porckorong visszapréselődik a csigolyák közé, ami a fájdalom csökkenését illetve megszűnését idézi elő, megelőzve ezzel egy esetleges műtétet.</text:span></text:p>
      <text:p text:style-name="P48"/>
      <text:list text:style-name="LFO1" text:continue-numbering="true">
        <text:list-item>
          <text:p text:style-name="P49">Manuális fasciakezelési technika</text:p>
        </text:list-item>
      </text:list>
      <text:p text:style-name="P50">Sok esetben a fasciák diszfunkciója felelős az ízületi mozgástartományok beszűküléséért, a</text:p>
      <text:p text:style-name="P51">mozgásminták abnormalitásáért, kialakult betegségekért, és nem utolsó sorban a fájdalomért.</text:p>
      <text:p text:style-name="P52">A fascia egy kötőszövet a bőr alatt, kollagénrostokból és elasztinból áll, stabilizálja az egyéb</text:p>
      <text:p text:style-name="P53">szöveteket, elválasztja egymástól az izomrostokat, funkcionális izomláncokat, rögzíti a belső</text:p>
      <text:p text:style-name="P54">szerveket és átjárást biztosít az erek és idegek számára az izmok között.</text:p>
      <text:p text:style-name="P55">A szerkezete hasonló a pókhálóhoz, egy folyamatos, megszakítás nélküli háló, mely a</text:p>
      <text:p text:style-name="P56">lábujjaktól a fej tetejéig egységet alkot. Ennek tudatában a panaszok vizsgálata során a testre,</text:p>
      <text:p text:style-name="P57">mint egységre kell tekintenünk. A traumák, gyulladásos folyamatok, műtétek a fasciában</text:p>
      <text:p text:style-name="P58">elváltozásokat hozhatnak létre, melyek a különböző képalkotó vizsgálatok előtt rejtve</text:p>
      <text:p text:style-name="P59">maradhatnak.</text:p>
      <text:p text:style-name="P60">Miért érdemes alkalmazni a terápiában?</text:p>
      <text:p text:style-name="P61">A Manuális Fascia kezelés jellegéből adódóan kiválóan optimalizálja a kötőszöveti struktúrák</text:p>
      <text:p text:style-name="P62">eltéréseit, visszaadja a mobilitást, megváltoztatja a tónust, növeli az elaszticitást, ezáltal pedig</text:p>
      <text:p text:style-name="P63">csökkenti az érzékenységet és a fájdalmat. A terapeuta a kezével, vagy speciális fascia lazító</text:p>
      <text:p text:style-name="P64">eszközökkel mélyre hatoló nyomást fejt ki, hogy elérje a fascia megvastagodott részeit. A</text:p>
      <text:p text:style-name="P65">tapintható letapadásokat ily módon rendkívül hatékonyan lehet oldani, ezáltal pedig az izom</text:p>
      <text:p text:style-name="P66">normális funkcióját, rugalmasságát, illetve a kötőszöveti elemek fiziológiás működését</text:p>
      <text:p text:style-name="P67">helyreállítani. A manuális lazítást követően megtanított speciális gyakorlatokkal a páciens</text:p>
      <text:p text:style-name="P68">önállóan is tudja magát a kezelések között lazítani.</text:p>
      <text:p text:style-name="P69"/>
      <text:list text:style-name="LFO1" text:continue-numbering="true">
        <text:list-item>
          <text:p text:style-name="P70">Kinesio Tape kezelési technika</text:p>
        </text:list-item>
      </text:list>
      <text:p text:style-name="P71">A Kinesiotape, egy olyan speciális rendkívül hatékony szalag, mely természetes úton hat (nem tartalmaz semmilyen kémiai hatóanyagot). Célunknak megfelelően egy adott ragasztási technikát alkalmazva érhetünk el pl.: fájdalomcsillapítást, ízületi mozgásjavítást, gyulladás-, ödémacsökkentést.</text:p>
      <text:p text:style-name="P72"/>
      <text:soft-page-break/>
      <text:list text:style-name="LFO1" text:continue-numbering="true">
        <text:list-item>
          <text:p text:style-name="P73">SMR henger kezelési technika</text:p>
        </text:list-item>
      </text:list>
      <text:p text:style-name="Normál"><text:span text:style-name="T74">Az SMR henger funkciója egy önmasszázs biztosítása. A masszázs segítségével tudod fokozni a vérkeringést az egyes izomokban, izomcsoportokban.</text:span><text:s/><text:span text:style-name="T75">Ez a keringésfokozás pozitívan hat az izmok lazítására, regenerációra, a fájdalmak csökkentésére és ezek által a sérülések megelőzésére is.</text:span></text:p>
      <text:list text:style-name="LFO1" text:continue-numbering="true">
        <text:list-item>
          <text:p text:style-name="P76">Flossing szalag kezelési technika</text:p>
        </text:list-item>
      </text:list>
      <text:p text:style-name="P77"/>
      <text:p text:style-name="Normál"><text:span text:style-name="T78">A flossing terápia egy olyan kompressziós módszer, amelyet egy speciális gumiszalaggal végeznek</text:span><text:span text:style-name="T79">.</text:span><text:s/><text:span text:style-name="T80">Az érintett ízületre vagy izomcsoportra feltekert szalag célja, hogy helyreállítsa a mozgást és csökkentse a fájdalmat, teszi ezt azáltal, hogy a felhelyezés után meghatározott gyakorlatok végzése közben serkenti a szöveti regenerációt.</text:span></text:p>
      <text:list text:style-name="LFO1" text:continue-numbering="true">
        <text:list-item>
          <text:p text:style-name="P81">Svédmasszőr és Reflexzónás talpmasszőr</text:p>
        </text:list-item>
      </text:list>
      <text:p text:style-name="P82"/>
      <text:p text:style-name="P83">Rohanó világunkkal járó stressz fokozott izomfeszültséget és gyakran fájdalmat képes kiváltani az emberi szervezetben.</text:p>
      <text:p text:style-name="P84">Ráadásul a mindennapos szorongás és aggodalom fokozottan megterheli az idegrendszert. A svédmasszázs mind a testet, mind pedig a szellemet megtisztítja a negatív válaszreakcióktól - ellazulunk, megnyugszik a légzésünk, csökken a vérnyomásunk.</text:p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/>
    </style:style>
    <style:style style:name="WW_CharLFO1LVL2" style:family="text">
      <style:text-properties style:font-name="Times New Roman"/>
    </style:style>
    <style:style style:name="WW_CharLFO1LVL3" style:family="text">
      <style:text-properties style:font-name="Times New Roman"/>
    </style:style>
    <style:style style:name="WW_CharLFO1LVL4" style:family="text">
      <style:text-properties style:font-name="Times New Roman"/>
    </style:style>
    <style:style style:name="WW_CharLFO1LVL5" style:family="text">
      <style:text-properties style:font-name="Times New Roman"/>
    </style:style>
    <style:style style:name="WW_CharLFO1LVL6" style:family="text">
      <style:text-properties style:font-name="Times New Roman"/>
    </style:style>
    <style:style style:name="WW_CharLFO1LVL7" style:family="text">
      <style:text-properties style:font-name="Times New Roman"/>
    </style:style>
    <style:style style:name="WW_CharLFO1LVL8" style:family="text">
      <style:text-properties style:font-name="Times New Roman"/>
    </style:style>
    <style:style style:name="WW_CharLFO1LVL9" style:family="text">
      <style:text-properties style:font-name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ZENCZER</meta:initial-creator>
    <dc:creator>Czenczer Norbert</dc:creator>
    <meta:creation-date>2023-04-24T18:53:00Z</meta:creation-date>
    <dc:date>2023-04-30T19:20:00Z</dc:date>
    <meta:template xlink:href="Normal" xlink:type="simple"/>
    <meta:editing-cycles>3</meta:editing-cycles>
    <meta:editing-duration>PT660S</meta:editing-duration>
    <meta:document-statistic meta:page-count="4" meta:paragraph-count="12" meta:word-count="824" meta:character-count="6499" meta:row-count="47" meta:non-whitespace-character-count="5687"/>
  </office:meta>
</office:document-meta>
</file>